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5a5" officeooo:paragraph-rsid="0004a5a5"/>
    </style:style>
    <style:style style:name="P2" style:family="paragraph" style:parent-style-name="Standard">
      <style:text-properties officeooo:paragraph-rsid="0004a5a5"/>
    </style:style>
    <style:style style:name="P3" style:family="paragraph" style:parent-style-name="Standard">
      <style:text-properties officeooo:paragraph-rsid="0006a4d1"/>
    </style:style>
    <style:style style:name="P4" style:family="paragraph" style:parent-style-name="Standard">
      <style:text-properties fo:font-variant="normal" fo:text-transform="none" fo:color="#333333" loext:opacity="100%" style:font-name="Times New Roman" fo:font-size="12pt" fo:letter-spacing="normal" fo:font-style="normal" fo:font-weight="normal" officeooo:rsid="00053f61" officeooo:paragraph-rsid="0004a5a5" style:font-size-asian="12pt" style:font-size-complex="12pt"/>
    </style:style>
    <style:style style:name="P5" style:family="paragraph" style:parent-style-name="Standard">
      <style:text-properties fo:font-variant="normal" fo:text-transform="none" fo:color="#333333" loext:opacity="100%" style:font-name="Times New Roman" fo:font-size="12pt" fo:letter-spacing="normal" fo:font-style="normal" fo:font-weight="normal" officeooo:rsid="0006a4d1" officeooo:paragraph-rsid="0006a4d1" style:font-size-asian="12pt" style:font-size-complex="12pt"/>
    </style:style>
    <style:style style:name="P6" style:family="paragraph" style:parent-style-name="Heading_20_1">
      <style:text-properties fo:font-variant="normal" fo:text-transform="none" fo:color="#333333" loext:opacity="100%" style:font-name="Arial" fo:font-size="8.25pt" fo:letter-spacing="normal" fo:font-style="normal" fo:font-weight="normal" officeooo:paragraph-rsid="0009979c"/>
    </style:style>
    <style:style style:name="P7" style:family="paragraph" style:parent-style-name="Heading_20_1">
      <style:paragraph-properties fo:margin-left="0.053cm" fo:margin-right="0cm" fo:orphans="2" fo:widows="2" fo:text-indent="0cm" style:auto-text-indent="false"/>
      <style:text-properties fo:font-variant="normal" fo:text-transform="none" fo:color="#333333" loext:opacity="100%" style:font-name="Arial" fo:font-size="8.25pt" fo:letter-spacing="normal" fo:font-style="normal" fo:font-weight="normal"/>
    </style:style>
    <style:style style:name="P8" style:family="paragraph" style:parent-style-name="Standard">
      <style:text-properties officeooo:paragraph-rsid="0009979c"/>
    </style:style>
    <style:style style:name="P9" style:family="paragraph" style:parent-style-name="Text_20_body">
      <style:paragraph-properties fo:margin-left="0.053cm" fo:margin-right="0cm" fo:orphans="2" fo:widows="2" fo:text-indent="0cm" style:auto-text-indent="false"/>
    </style:style>
    <style:style style:name="T1" style:family="text">
      <style:text-properties officeooo:rsid="0004a5a5"/>
    </style:style>
    <style:style style:name="T2" style:family="text">
      <style:text-properties fo:font-variant="normal" fo:text-transform="none" fo:color="#333333" loext:opacity="100%" style:font-name="Arial" fo:font-size="6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053f61" style:font-size-asian="12pt" style:font-size-complex="12pt"/>
    </style:style>
    <style:style style:name="T5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06a4d1" style:font-size-asian="12pt" style:font-size-complex="12pt"/>
    </style:style>
    <style:style style:name="T6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09979c" style:font-size-asian="12pt" style:font-size-complex="12pt"/>
    </style:style>
    <style:style style:name="T7" style:family="text">
      <style:text-properties fo:font-variant="normal" fo:text-transform="none" fo:color="#666666" loext:opacity="100%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09979c" style:font-size-asian="12pt" style:font-size-complex="12pt"/>
    </style:style>
    <style:style style:name="T10" style:family="text">
      <style:text-properties style:font-name="Times New Roman" fo:font-size="12pt" officeooo:rsid="000c881b" style:font-size-asian="12pt" style:font-size-complex="12pt"/>
    </style:style>
    <style:style style:name="T11" style:family="text">
      <style:text-properties style:font-name="Times New Roman" fo:font-size="12pt" officeooo:rsid="000e66c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ftra pustaka </text:p>
      <text:p text:style-name="P1"/>
      <text:p text:style-name="P2"><text:span text:style-name="T1">“umkm era digital new normal” </text:span><text:span text:style-name="T3">Musnaini, Hadion Wijoyo</text:span><text:span text:style-name="T8"> , </text:span><text:span text:style-name="T4">insan cedekia mandiri 2021, palembang</text:span></text:p>
      <text:p text:style-name="P4"/>
      <text:p text:style-name="P3"><text:span text:style-name="T4">o</text:span><text:span text:style-name="T5">todidak web programing membuat website edutainment Muhammad Ibnu sa’ad, </text:span><text:span text:style-name="T7">Elex Media Komputind</text:span><text:span text:style-name="T5">o, 2020</text:span></text:p>
      <text:p text:style-name="P5"/>
      <text:p text:style-name="P8"><text:span text:style-name="T6">manajemen sumber daya manusia </text:span><text:span text:style-name="T3">Dr. Asmara Indahingwati, S.E., S.Pd., M.M., Novianto Eko Nugroho, S.E., M.PSDM.</text:span><text:span text:style-name="T8"> , </text:span><text:span text:style-name="T9">skopindo media pustaka, surabaya</text:span></text:p>
      <text:p text:style-name="P8"><text:span text:style-name="T9"/></text:p>
      <text:h text:style-name="P6" text:outline-level="1"><text:span text:style-name="T9">Cara Cepat Membangun Website dari Nol: Studi Kasus : Web Dealer Motor</text:span></text:h>
      <text:p text:style-name="P9"><text:span text:style-name="T2">By Agung Baitul Hikmah M. Kom, Deddy Supriadi, M. Kom, Tu Alawiyah, S.T, Bina Sarana Informatika (BSI)</text:span> <text:span text:style-name="T10">andi offset, yogyakarta</text:span></text:p>
      <text:h text:style-name="P7" text:outline-level="1"><text:span text:style-name="T10">Ilmu Kewarganegaraan (Civics)</text:span></text:h>
      <text:p text:style-name="P9"><text:span text:style-name="T2">By Dra. Titik Susiatik, M.Si.</text:span> <text:span text:style-name="T11">2020 ulet keratif publisher, Jawa timu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7T03:42:02.943000000</meta:creation-date>
    <dc:date>2021-03-31T07:59:33.507000000</dc:date>
    <meta:editing-duration>PT42M22S</meta:editing-duration>
    <meta:editing-cycles>8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8" meta:word-count="95" meta:character-count="645" meta:non-whitespace-character-count="557"/>
  </office:meta>
</office:document-meta>
</file>